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E97132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list-style-name="LFO2" style:family="paragraph"/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Normal" style:list-style-name="LFO2" style:family="paragraph"/>
    <style:style style:name="T12" style:parent-style-name="Fuentedepárrafopredeter." style:family="text">
      <style:text-properties fo:font-weight="bold" style:font-weight-asian="bold" style:font-weight-complex="bold"/>
    </style:style>
    <style:style style:name="P13" style:parent-style-name="Normal" style:list-style-name="LFO2" style:family="paragraph"/>
    <style:style style:name="T14" style:parent-style-name="Fuentedepárrafopredeter." style:family="text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T16" style:parent-style-name="Fuentedepárrafopredeter." style:family="text">
      <style:text-properties fo:font-style="italic" style:font-style-asian="italic" style:font-style-complex="italic"/>
    </style:style>
    <style:style style:name="P17" style:parent-style-name="Normal" style:family="paragraph">
      <style:text-properties fo:font-weight="bold" style:font-weight-asian="bold" style:font-weight-complex="bold" fo:color="#E97132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Normal" style:list-style-name="LFO3" style:family="paragraph"/>
    <style:style style:name="P20" style:parent-style-name="Normal" style:list-style-name="LFO3" style:family="paragraph"/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Normal" style:list-style-name="LFO3" style:family="paragraph"/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Normal" style:list-style-name="LFO3" style:family="paragraph"/>
    <style:style style:name="P26" style:parent-style-name="Normal" style:list-style-name="LFO3" style:family="paragraph"/>
    <style:style style:name="T27" style:parent-style-name="Fuentedepárrafopredeter." style:family="text">
      <style:text-properties fo:font-style="italic" style:font-style-asian="italic" style:font-style-complex="italic"/>
    </style:style>
    <style:style style:name="P28" style:parent-style-name="Normal" style:list-style-name="LFO3" style:family="paragraph"/>
    <style:style style:name="P29" style:parent-style-name="Normal" style:list-style-name="LFO3" style:family="paragraph"/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Normal" style:list-style-name="LFO3" style:family="paragraph"/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Normal" style:list-style-name="LFO3" style:family="paragraph"/>
    <style:style style:name="P34" style:parent-style-name="Normal" style:family="paragraph">
      <style:text-properties fo:font-weight="bold" style:font-weight-asian="bold" style:font-weight-complex="bold" fo:color="#E97132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P36" style:parent-style-name="Normal" style:list-style-name="LFO4" style:family="paragraph"/>
    <style:style style:name="P37" style:parent-style-name="Normal" style:list-style-name="LFO4" style:family="paragraph"/>
    <style:style style:name="P38" style:parent-style-name="Normal" style:list-style-name="LFO4" style:family="paragraph"/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Normal" style:list-style-name="LFO4" style:family="paragraph"/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Normal" style:list-style-name="LFO4" style:family="paragraph"/>
    <style:style style:name="P43" style:parent-style-name="Normal" style:list-style-name="LFO5" style:family="paragraph"/>
    <style:style style:name="P44" style:parent-style-name="Normal" style:list-style-name="LFO5" style:family="paragraph"/>
    <style:style style:name="P45" style:parent-style-name="Normal" style:list-style-name="LFO5" style:family="paragraph"/>
    <style:style style:name="P46" style:parent-style-name="Normal" style:list-style-name="LFO5" style:family="paragraph"/>
    <style:style style:name="P47" style:parent-style-name="Normal" style:family="paragraph">
      <style:text-properties fo:language="en" fo:country="US"/>
    </style:style>
    <style:style style:name="P48" style:parent-style-name="Normal" style:list-style-name="LFO5" style:family="paragraph"/>
    <style:style style:name="P49" style:parent-style-name="Normal" style:list-style-name="LFO5" style:family="paragraph"/>
    <style:style style:name="T50" style:parent-style-name="Fuentedepárrafopredeter." style:family="text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 fo:color="#E97132"/>
    </style:style>
    <style:style style:name="P52" style:parent-style-name="Normal" style:list-style-name="LFO6" style:family="paragraph"/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Normal" style:list-style-name="LFO6" style:family="paragraph"/>
    <style:style style:name="T55" style:parent-style-name="Fuentedepárrafopredeter.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solid" draw:fill-color="#cccccc" draw:opacity="100%" draw:stroke="none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solid" draw:fill-color="#cccccc" draw:opacity="100%" draw:stroke="none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solid" draw:fill-color="#cccccc" draw:opacity="100%" draw:stroke="none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solid" draw:fill-color="#cccccc" draw:opacity="100%" draw:stroke="none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solid" draw:fill-color="#cccccc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Guía de Gestión Web (Sin WordPress)</text:p>
      <text:p text:style-name="Normal">Esta guía te explica cómo modificar textos e imágenes de tu página web directamente desde el panel de control de tu hosting (Hostinger, cPanel, etc.), sin necesidad de usar WordPress.</text:p>
      <text:p text:style-name="P2">Concepto Básico</text:p>
      <text:p text:style-name="Normal">Tu web está hecha de <text:span text:style-name="T3">archivos</text:span>.</text:p>
      <text:list text:style-name="LFO1" text:continue-numbering="true">
        <text:list-item>
          <text:p text:style-name="P4">Las <text:span text:style-name="T5">páginas</text:span> son archivos </text:p>
        </text:list-item>
      </text:list>
      <text:p text:style-name="Normal">.html (ej: oferta.html).</text:p>
      <text:list text:style-name="LFO1" text:continue-numbering="true">
        <text:list-item>
          <text:p text:style-name="P6">Las <text:span text:style-name="T7">imágenes</text:span> son archivos </text:p>
        </text:list-item>
      </text:list>
      <text:p text:style-name="Normal">.webp, .jpg o </text:p>
      <text:p text:style-name="Normal">.png dentro de carpetas.</text:p>
      <text:p text:style-name="Normal">Para cambiar algo, solo necesitas "abrir" el archivo, cambiar lo que quieras y "guardar".</text:p>
      <text:p text:style-name="Normal"><draw:custom-shape svg:x="0in" svg:y="0in" svg:width="6.33333in" svg:height="0.01042in" draw:z-index="0" draw:id="id0" draw:style-name="a0" draw:name="Horizontal Line 31" text:anchor-type="as-char"><svg:title/><svg:desc/><draw:enhanced-geometry draw:type="non-primitive" svg:viewBox="0 0 21600 21600" draw:enhanced-path="M 0 0 L 21600 0 21600 21600 0 21600 Z N"/></draw:custom-shape></text:p>
      <text:p text:style-name="P8">1. Cómo acceder a tus archivos</text:p>
      <text:list text:style-name="LFO2" text:continue-numbering="true">
        <text:list-item>
          <text:p text:style-name="P9">Entra en tu cuenta de <text:span text:style-name="T10">Hostinger</text:span> (o tu proveedor de hosting).</text:p>
        </text:list-item>
        <text:list-item>
          <text:p text:style-name="P11">Busca la opción <text:span text:style-name="T12">"Administrador de Archivos"</text:span> (File Manager).</text:p>
        </text:list-item>
        <text:list-item>
          <text:p text:style-name="P13">Entra en la carpeta <text:span text:style-name="T14">public_html</text:span>.</text:p>
          <text:list text:continue-numbering="true">
            <text:list-item>
              <text:p text:style-name="P15"><text:span text:style-name="T16">Aquí es donde verás todos los archivos de tu web tal como los tienes en tu ordenador.</text:span></text:p>
            </text:list-item>
          </text:list>
        </text:list-item>
      </text:list>
      <text:p text:style-name="Normal"><draw:custom-shape svg:x="0in" svg:y="0in" svg:width="6.33333in" svg:height="0.01042in" draw:z-index="0" draw:id="id1" draw:style-name="a1" draw:name="Horizontal Line 32" text:anchor-type="as-char"><svg:title/><svg:desc/><draw:enhanced-geometry draw:type="non-primitive" svg:viewBox="0 0 21600 21600" draw:enhanced-path="M 0 0 L 21600 0 21600 21600 0 21600 Z N"/></draw:custom-shape></text:p>
      <text:p text:style-name="P17">2. Cómo cambiar un Texto</text:p>
      <text:p text:style-name="Normal">Imagina que quieres cambiar el precio de un sofá en la página de <text:span text:style-name="T18">Ofertas</text:span>.</text:p>
      <text:list text:style-name="LFO3" text:continue-numbering="true">
        <text:list-item>
          <text:p text:style-name="P19">En el Administrador de Archivos, busca el archivo </text:p>
        </text:list-item>
      </text:list>
      <text:p text:style-name="Normal">pages/oferta.html.</text:p>
      <text:list text:style-name="LFO3" text:continue-numbering="true">
        <text:list-item>
          <text:p text:style-name="P20">Haz <text:span text:style-name="T21">clic derecho</text:span> sobre el archivo y selecciona <text:span text:style-name="T22">"Edit"</text:span> (Editar).</text:p>
        </text:list-item>
        <text:list-item>
          <text:p text:style-name="P23">Se abrirá un editor de texto con código. <text:span text:style-name="T24">No te asustes</text:span>.</text:p>
        </text:list-item>
        <text:list-item>
          <text:p text:style-name="P25">Usa Ctrl + F (o Cmd + F en Mac) para buscar el texto que quieres cambiar.</text:p>
          <text:list text:continue-numbering="true">
            <text:list-item>
              <text:p text:style-name="P26"><text:span text:style-name="T27">Ejemplo:</text:span> Buscas "990€".</text:p>
            </text:list-item>
          </text:list>
        </text:list-item>
        <text:list-item>
          <text:p text:style-name="P28">Verás algo así:</text:p>
        </text:list-item>
      </text:list>
      <text:p text:style-name="Normal">&lt;p class="precio"&gt;990€&lt;/p&gt;</text:p>
      <text:list text:style-name="LFO3" text:continue-numbering="true">
        <text:list-item>
          <text:p text:style-name="P29">Borra el 990 y escribe el nuevo precio, por ejemplo 1050. <text:span text:style-name="T30">Ten cuidado de no borrar los símbolos &lt; y &gt;</text:span>.</text:p>
        </text:list-item>
      </text:list>
      <text:p text:style-name="Normal">&lt;p class="precio"&gt;1050€&lt;/p&gt;</text:p>
      <text:list text:style-name="LFO3" text:continue-numbering="true">
        <text:list-item>
          <text:p text:style-name="P31">Haz clic en el botón de <text:span text:style-name="T32">Guardar</text:span> (Save) arriba a la derecha.</text:p>
        </text:list-item>
        <text:list-item>
          <text:p text:style-name="P33">¡Listo! El cambio es inmediato en tu web.</text:p>
        </text:list-item>
      </text:list>
      <text:p text:style-name="Normal"><draw:custom-shape svg:x="0in" svg:y="0in" svg:width="6.33333in" svg:height="0.01042in" draw:z-index="0" draw:id="id2" draw:style-name="a2" draw:name="Horizontal Line 33" text:anchor-type="as-char"><svg:title/><svg:desc/><draw:enhanced-geometry draw:type="non-primitive" svg:viewBox="0 0 21600 21600" draw:enhanced-path="M 0 0 L 21600 0 21600 21600 0 21600 Z N"/></draw:custom-shape></text:p>
      <text:p text:style-name="P34">3. Cómo cambiar una Imagen</text:p>
      <text:p text:style-name="Normal">Imagina que quieres cambiar la foto de un banner.</text:p>
      <text:p text:style-name="Normal">Método A: Reemplazar el archivo (El más fácil)</text:p>
      <text:p text:style-name="Normal">Si la imagen nueva se llama <text:span text:style-name="T35">exactamente igual</text:span> que la vieja, solo tienes que sustituirla.</text:p>
      <text:list text:style-name="LFO4" text:continue-numbering="true">
        <text:list-item>
          <text:p text:style-name="P36">Prepara tu nueva imagen en tu PC y llámala igual que la que está en la web (ej: banner-oferta.webp).</text:p>
        </text:list-item>
        <text:list-item>
          <text:p text:style-name="P37">En el Administrador de Archivos, ve a la carpeta de las imágenes (ej: Nuestros Sofas/imagenes banner categorias/).</text:p>
        </text:list-item>
        <text:list-item>
          <text:p text:style-name="P38">Sube tu nueva imagen. El sistema te preguntará si quieres <text:span text:style-name="T39">sobrescribir</text:span> (overwrite) la existente.</text:p>
        </text:list-item>
        <text:list-item>
          <text:p text:style-name="P40">Dile que <text:span text:style-name="T41">SÍ</text:span>.</text:p>
        </text:list-item>
        <text:list-item>
          <text:p text:style-name="P42">¡Listo! Al recargar la web verás la nueva foto.</text:p>
        </text:list-item>
      </text:list>
      <text:p text:style-name="Normal">Método B: Subir nueva y cambiar código</text:p>
      <text:p text:style-name="Normal">Si la imagen tiene otro nombre.</text:p>
      <text:list text:style-name="LFO5" text:continue-numbering="true">
        <text:list-item>
          <text:p text:style-name="P43">Sube la nueva imagen a la carpeta correspondiente.</text:p>
        </text:list-item>
        <text:list-item>
          <text:p text:style-name="P44">Copia el nombre exacto del archivo (ej: nuevo-sofa-rojo.jpg).</text:p>
        </text:list-item>
        <text:list-item>
          <text:p text:style-name="P45">Abre el archivo .html donde quieres que aparezca (ver paso 2 "Cómo cambiar un Texto").</text:p>
        </text:list-item>
        <text:list-item>
          <text:p text:style-name="P46">Busca la parte donde está la imagen. Se ven así:</text:p>
        </text:list-item>
      </text:list>
      <text:p text:style-name="Normal">&lt;img src="../imagenes/sofa-viejo.jpg" alt="Sofá"&gt;</text:p>
      <text:p text:style-name="Normal">O en estilos de fondo (CSS):</text:p>
      <text:soft-page-break/>
      <text:p text:style-name="P47">background-image: url('../imagenes/sofa-viejo.jpg');</text:p>
      <text:list text:style-name="LFO5" text:continue-numbering="true">
        <text:list-item>
          <text:p text:style-name="P48">Cambia sofa-viejo.jpg por nuevo-sofa-rojo.jpg.</text:p>
        </text:list-item>
        <text:list-item>
          <text:p text:style-name="P49"><text:span text:style-name="T50">Guardar</text:span>.</text:p>
        </text:list-item>
      </text:list>
      <text:p text:style-name="Normal"><draw:custom-shape svg:x="0in" svg:y="0in" svg:width="6.33333in" svg:height="0.01042in" draw:z-index="0" draw:id="id3" draw:style-name="a3" draw:name="Horizontal Line 34" text:anchor-type="as-char"><svg:title/><svg:desc/><draw:enhanced-geometry draw:type="non-primitive" svg:viewBox="0 0 21600 21600" draw:enhanced-path="M 0 0 L 21600 0 21600 21600 0 21600 Z N"/></draw:custom-shape></text:p>
      <text:p text:style-name="P51">Consejos de Seguridad</text:p>
      <text:list text:style-name="LFO6" text:continue-numbering="true">
        <text:list-item>
          <text:p text:style-name="P52"><text:span text:style-name="T53">Haz una copia antes:</text:span> Antes de editar un archivo (ej: index.html), haz clic derecho y dale a "Copiar" o "Duplicar". Llámalo index-copia.html. Si rompes algo, solo tienes que borrar el malo y renombrar la copia.</text:p>
        </text:list-item>
        <text:list-item>
          <text:p text:style-name="P54"><text:span text:style-name="T55">Cuidado con las comillas:</text:span> En el código, los textos suelen ir entre comillas "texto". No borres nunca esas comillas.</text:p>
        </text:list-item>
      </text:list>
      <text:p text:style-name="Normal"><draw:custom-shape svg:x="0in" svg:y="0in" svg:width="6.33333in" svg:height="0.01042in" draw:z-index="0" draw:id="id4" draw:style-name="a4" draw:name="Horizontal Line 35" text:anchor-type="as-char"><svg:title/><svg:desc/><draw:enhanced-geometry draw:type="non-primitive" svg:viewBox="0 0 21600 21600" draw:enhanced-path="M 0 0 L 21600 0 21600 21600 0 21600 Z N"/></draw:custom-shape></text:p>
      <text:p text:style-name="Normal">Con esto tienes el control total de los contenidos de tu web sin depender de un programador para cambios pequeño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or rai</meta:initial-creator>
    <dc:creator>nor rai</dc:creator>
    <meta:creation-date>2026-01-01T07:55:00Z</meta:creation-date>
    <dc:date>2026-01-01T08:16:00Z</dc:date>
    <meta:template xlink:href="Normal" xlink:type="simple"/>
    <meta:editing-cycles>1</meta:editing-cycles>
    <meta:editing-duration>PT1260S</meta:editing-duration>
    <meta:document-statistic meta:page-count="3" meta:paragraph-count="62" meta:word-count="498" meta:character-count="2916" meta:row-count="70" meta:non-whitespace-character-count="2480"/>
  </office:meta>
</office:document-meta>
</file>